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T1" style:family="text">
      <style:text-properties style:font-name="Times New Roman" fo:font-size="18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text-underline-style="solid" style:text-underline-width="auto" style:text-underline-color="font-color" style:font-name-complex="Times New Roman"/>
    </style:style>
    <style:style style:name="T6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text-underline-style="none" style:text-underline-color="font-color" style:font-name-asian="新細明體"/>
    </style:style>
    <style:style style:name="T7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 style:font-name="Times New Roman" style:font-name-complex="Times New Roman"/>
    </style:style>
    <style:style style:name="T8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 style:font-name="新細明體" style:font-name-asian="新細明體"/>
    </style:style>
    <style:style style:name="T9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 style:text-underline-style="none" style:text-underline-color="font-color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買<text:span text:style-name="T1"> </text:span><text:span text:style-name="T2">賣</text:span><text:span text:style-name="T3"> </text:span><text:span text:style-name="T2">合</text:span><text:span text:style-name="T3"> </text:span><text:span text:style-name="T2">同</text:span><text:span text:style-name="T3"> </text:span><text:span text:style-name="T2">書</text:span></text:p>
          </table:table-cell>
          <table:covered-table-cell table:number-columns-repeated="6" table:style-name="ce8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立合同書人甲方乙方　　　　　　　　　　　　　　　　　　　　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茲為甲方向乙方購買下列貨物，雙方議定各項條件如下：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貨物名稱</text:p>
          </table:table-cell>
          <table:covered-table-cell table:style-name="ce9"/>
          <table:table-cell table:style-name="ce9" office:value-type="string" calcext:value-type="string">
            <text:p>規<text:span text:style-name="T12">    </text:span><text:span text:style-name="T11">格</text:span></text:p>
          </table:table-cell>
          <table:table-cell table:style-name="ce9" office:value-type="string" calcext:value-type="string">
            <text:p>單<text:span text:style-name="T12"> </text:span><text:span text:style-name="T11">價</text:span></text:p>
          </table:table-cell>
          <table:table-cell table:style-name="ce9" office:value-type="string" calcext:value-type="string">
            <text:p>數<text:span text:style-name="T12"> </text:span><text:span text:style-name="T11">量</text:span></text:p>
          </table:table-cell>
          <table:table-cell table:style-name="ce9" office:value-type="string" calcext:value-type="string">
            <text:p>總<text:span text:style-name="T12">    </text:span><text:span text:style-name="T11">價</text:span></text:p>
          </table:table-cell>
          <table:table-cell table:style-name="ce9" office:value-type="string" calcext:value-type="string">
            <text:p>備<text:span text:style-name="T12">    </text:span><text:span text:style-name="T11">註</text:span></text:p>
          </table:table-cell>
          <table:table-cell table:number-columns-repeated="1016"/>
        </table:table-row>
        <table:table-row table:style-name="ro4">
          <table:table-cell/>
          <table:table-cell table:style-name="ce4" table:number-columns-spanned="2" table:number-rows-spanned="1"/>
          <table:covered-table-cell table:style-name="ce10"/>
          <table:table-cell table:style-name="ce13" table:number-columns-repeated="3"/>
          <table:table-cell table:style-name="ce13" table:formula="of:=[.E6]*[.F6]" office:value-type="float" office:value="0" calcext:value-type="float">
            <text:p>0</text:p>
          </table:table-cell>
          <table:table-cell table:style-name="ce13"/>
          <table:table-cell table:number-columns-repeated="1016"/>
        </table:table-row>
        <table:table-row table:style-name="ro4">
          <table:table-cell/>
          <table:table-cell table:style-name="ce4" table:number-columns-spanned="2" table:number-rows-spanned="1"/>
          <table:covered-table-cell table:style-name="ce10"/>
          <table:table-cell table:style-name="ce13" table:number-columns-repeated="3"/>
          <table:table-cell table:style-name="ce13" table:formula="of:=[.E7]*[.F7]" office:value-type="float" office:value="0" calcext:value-type="float">
            <text:p>0</text:p>
          </table:table-cell>
          <table:table-cell table:style-name="ce13"/>
          <table:table-cell table:number-columns-repeated="1016"/>
        </table:table-row>
        <table:table-row table:style-name="ro4">
          <table:table-cell/>
          <table:table-cell table:style-name="ce4" table:number-columns-spanned="2" table:number-rows-spanned="1"/>
          <table:covered-table-cell table:style-name="ce10"/>
          <table:table-cell table:style-name="ce13" table:number-columns-repeated="3"/>
          <table:table-cell table:style-name="ce13" table:formula="of:=[.E8]*[.F8]" office:value-type="float" office:value="0" calcext:value-type="float">
            <text:p>0</text:p>
          </table:table-cell>
          <table:table-cell table:style-name="ce13"/>
          <table:table-cell table:number-columns-repeated="1016"/>
        </table:table-row>
        <table:table-row table:style-name="ro4">
          <table:table-cell/>
          <table:table-cell table:style-name="ce4" table:number-columns-spanned="2" table:number-rows-spanned="1"/>
          <table:covered-table-cell table:style-name="ce10"/>
          <table:table-cell table:style-name="ce13" table:number-columns-repeated="3"/>
          <table:table-cell table:style-name="ce13" table:formula="of:=[.E9]*[.F9]" office:value-type="float" office:value="0" calcext:value-type="float">
            <text:p>0</text:p>
          </table:table-cell>
          <table:table-cell table:style-name="ce13"/>
          <table:table-cell table:number-columns-repeated="1016"/>
        </table:table-row>
        <table:table-row table:style-name="ro4">
          <table:table-cell/>
          <table:table-cell table:style-name="ce4" table:number-columns-spanned="2" table:number-rows-spanned="1"/>
          <table:covered-table-cell table:style-name="ce10"/>
          <table:table-cell table:style-name="ce13" table:number-columns-repeated="3"/>
          <table:table-cell table:style-name="ce13" table:formula="of:=[.E10]*[.F10]" office:value-type="float" office:value="0" calcext:value-type="float">
            <text:p>0</text:p>
          </table:table-cell>
          <table:table-cell table:style-name="ce13"/>
          <table:table-cell table:number-columns-repeated="1016"/>
        </table:table-row>
        <table:table-row table:style-name="ro4">
          <table:table-cell/>
          <table:table-cell table:style-name="ce4" table:number-columns-spanned="2" table:number-rows-spanned="1"/>
          <table:covered-table-cell table:style-name="ce10"/>
          <table:table-cell table:style-name="ce13" table:number-columns-repeated="3"/>
          <table:table-cell table:style-name="ce13" table:formula="of:=[.E11]*[.F11]" office:value-type="float" office:value="0" calcext:value-type="float">
            <text:p>0</text:p>
          </table:table-cell>
          <table:table-cell table:style-name="ce13"/>
          <table:table-cell table:number-columns-repeated="1016"/>
        </table:table-row>
        <table:table-row table:style-name="ro3">
          <table:table-cell/>
          <table:table-cell table:style-name="ce3" office:value-type="string" calcext:value-type="string" table:number-columns-spanned="1" table:number-rows-spanned="2">
            <text:p>總計新台幣</text:p>
          </table:table-cell>
          <table:table-cell table:style-name="ce11" office:value-type="string" calcext:value-type="string" table:number-columns-spanned="5" table:number-rows-spanned="2">
            <text:p>          <text:span text:style-name="T4">萬</text:span><text:span text:style-name="T10">     </text:span><text:span text:style-name="T11">仟</text:span><text:span text:style-name="T10">     </text:span><text:span text:style-name="T11">佰</text:span><text:span text:style-name="T10">     </text:span><text:span text:style-name="T11">拾</text:span><text:span text:style-name="T10">     </text:span><text:span text:style-name="T11">元整</text:span></text:p>
          </table:table-cell>
          <table:covered-table-cell table:number-columns-repeated="3" table:style-name="ce14"/>
          <table:covered-table-cell table:style-name="ce16"/>
          <table:table-cell table:style-name="ce18" office:value-type="string" calcext:value-type="string">
            <text:p>含營業稅</text:p>
          </table:table-cell>
          <table:table-cell table:number-columns-repeated="1016"/>
        </table:table-row>
        <table:table-row table:style-name="ro3">
          <table:table-cell/>
          <table:covered-table-cell table:style-name="ce5"/>
          <table:covered-table-cell table:style-name="ce12"/>
          <table:covered-table-cell table:number-columns-repeated="3" table:style-name="ce15"/>
          <table:covered-table-cell table:style-name="ce17"/>
          <table:table-cell table:style-name="ce17" office:value-type="string" calcext:value-type="string">
            <text:p> <text:span text:style-name="T4">新台幣</text:span>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一、<text:span text:style-name="T4">交貨期限地點方式：</text:span>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1.<text:span text:style-name="T4">交貨期限：</text:span><text:span text:style-name="T5">              </text:span><text:span text:style-name="T6">以前</text:span><text:span text:style-name="T7">    2.</text:span><text:span text:style-name="T8">交貨地點：</text:span><text:span text:style-name="T5">                           </text:span>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3.<text:span text:style-name="T4">交貨方式：</text:span><text:span text:style-name="T5">                                                            </text:span>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4.<text:span text:style-name="T4">運費：</text:span><text:span text:style-name="T5">                           </text:span><text:span text:style-name="T9">  5.</text:span><text:span text:style-name="T8">稅金：</text:span><text:span text:style-name="T5">                            </text:span>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 calcext:value-type="string">
            <text:p>二、<text:span text:style-name="T4">驗收：</text:span>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1.<text:span text:style-name="T4">驗收地點：</text:span>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2.<text:span text:style-name="T4">乙方保證所交貨物為完好新品。</text:span>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3.<text:span text:style-name="T4">如果所交貨品一部份或全部不合完好新品規定，乙方應負責退換和賠賞退換所發</text:span><text:span text:style-name="T10"> </text:span><text:span text:style-name="T11">生的費用。</text:span>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 calcext:value-type="string">
            <text:p>三、<text:span text:style-name="T4">付款條件：</text:span>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 calcext:value-type="string">
            <text:p>四、<text:span text:style-name="T4">保證責任：</text:span>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 calcext:value-type="string">
            <text:p>五、<text:span text:style-name="T4">罰</text:span><text:span text:style-name="T10">    </text:span><text:span text:style-name="T11">則：</text:span>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 calcext:value-type="string">
            <text:p>六、<text:span text:style-name="T4">其</text:span><text:span text:style-name="T10">    </text:span><text:span text:style-name="T11">它：</text:span>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      <text:span text:style-name="T4">甲</text:span><text:span text:style-name="T10">    </text:span><text:span text:style-name="T11">方：</text:span>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          <text:span text:style-name="T4">負責人</text:span>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          <text:span text:style-name="T4">地址</text:span>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      <text:span text:style-name="T4">乙</text:span><text:span text:style-name="T10">    </text:span><text:span text:style-name="T11">方：</text:span>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          <text:span text:style-name="T4">負責人</text:span>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          <text:span text:style-name="T4">地址</text:span>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                                                          <text:span text:style-name="T4">年</text:span><text:span text:style-name="T10">    </text:span><text:span text:style-name="T11">月</text:span><text:span text:style-name="T10">    </text:span><text:span text:style-name="T11">日</text:span></text:p>
          </table:table-cell>
          <table:table-cell table:number-columns-repeated="102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4:05:37</meta:creation-date>
    <dc:creator>John</dc:creator>
    <dc:date>1993-02-17T14:07:12</dc:date>
    <meta:document-statistic meta:table-count="3" meta:cell-count="38" meta:object-count="0"/>
    <meta:generator>LibreOffice/5.1.1.3$Windows_x86 LibreOffice_project/89f508ef3ecebd2cfb8e1def0f0ba9a803b88a6d</meta:generator>
  </office:meta>
</office:document-meta>
</file>